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27cm" svg:stroke-color="#000000" draw:marker-start-width="0.39cm" draw:marker-end-width="0.39cm" draw:fill="none" draw:textarea-vertical-align="middle" fo:padding-top="0.188cm" fo:padding-bottom="0.188cm" fo:padding-left="0.313cm" fo:padding-right="0.313cm"/>
    </style:style>
    <style:style style:name="gr2" style:family="graphic" style:parent-style-name="standard">
      <style:graphic-properties draw:stroke="dash" draw:stroke-dash="Fine_20_Dashed_20__28_var_29_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5cm" draw:marker-end-width="0.245cm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dash" draw:stroke-dash="Fine_20_Dashed_20__28_var_29_" svg:stroke-width="0.028cm" svg:stroke-color="#000000" draw:marker-start-width="0.245cm" draw:marker-end-width="0.245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5cm" draw:marker-end-width="0.245cm" draw:fill-color="#990000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5cm" draw:marker-end-width="0.245cm" draw:fill="solid" draw:fill-color="#ff0000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5cm" draw:marker-end-width="0.245cm" draw:fill="solid" draw:fill-color="#ffff00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5cm" draw:marker-end-width="0.245cm" draw:fill="solid" draw:fill-color="#66cc00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2.335cm"/>
    </style:style>
    <style:style style:name="gr12" style:family="graphic" style:parent-style-name="standard">
      <style:graphic-properties draw:stroke="none" svg:stroke-color="#000000" draw:fill="none" draw:fill-color="#ffffff" fo:min-height="0.475cm"/>
    </style:style>
    <style:style style:name="gr13" style:family="graphic" style:parent-style-name="standard">
      <style:graphic-properties draw:stroke="none" svg:stroke-color="#000000" draw:fill="none" draw:fill-color="#ffffff" fo:min-height="0.527cm"/>
    </style:style>
    <style:style style:name="gr14" style:family="graphic" style:parent-style-name="standard">
      <style:graphic-properties draw:stroke="none" svg:stroke-color="#000000" draw:fill="none" draw:fill-color="#ffffff" fo:min-height="0.243cm"/>
    </style:style>
    <style:style style:name="gr15" style:family="graphic" style:parent-style-name="standard">
      <style:graphic-properties draw:stroke="none" svg:stroke-color="#000000" draw:fill="none" draw:fill-color="#ffffff" fo:min-height="0.31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25cm"/>
    </style:style>
    <style:style style:name="gr18" style:family="graphic" style:parent-style-name="standard">
      <style:graphic-properties draw:stroke="none" svg:stroke-color="#000000" draw:fill="none" draw:fill-color="#ffffff" fo:min-height="0.485cm"/>
    </style:style>
    <style:style style:name="gr19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6pt" style:font-size-asian="6pt" style:font-size-complex="6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964cm" svg:height="14.794cm" svg:x="3.482cm" svg:y="3.795cm">
          <text:p/>
        </draw:rect>
        <draw:g>
          <draw:rect draw:style-name="gr2" draw:text-style-name="P1" draw:layer="layout" svg:width="8.862cm" svg:height="1.281cm" svg:x="6.708cm" svg:y="4.809cm">
            <text:p/>
          </draw:rect>
          <draw:g>
            <draw:ellipse draw:style-name="gr3" draw:text-style-name="P1" draw:layer="layout" svg:width="0.587cm" svg:height="0.61cm" svg:x="7.032cm" svg:y="5.118cm">
              <text:p/>
            </draw:ellipse>
            <draw:circle draw:style-name="gr4" draw:text-style-name="P1" draw:layer="layout" svg:width="0.184cm" svg:height="0.184cm" svg:x="7.246cm" svg:y="5.335cm">
              <text:p/>
            </draw:circle>
          </draw:g>
          <draw:g>
            <draw:ellipse draw:style-name="gr3" draw:text-style-name="P1" draw:layer="layout" svg:width="0.587cm" svg:height="0.61cm" svg:x="8.533cm" svg:y="5.118cm">
              <text:p/>
            </draw:ellipse>
            <draw:circle draw:style-name="gr4" draw:text-style-name="P1" draw:layer="layout" svg:width="0.184cm" svg:height="0.184cm" svg:x="8.747cm" svg:y="5.335cm">
              <text:p/>
            </draw:circle>
          </draw:g>
          <draw:g>
            <draw:ellipse draw:style-name="gr3" draw:text-style-name="P1" draw:layer="layout" svg:width="0.587cm" svg:height="0.61cm" svg:x="10.034cm" svg:y="5.118cm">
              <text:p/>
            </draw:ellipse>
            <draw:circle draw:style-name="gr4" draw:text-style-name="P1" draw:layer="layout" svg:width="0.184cm" svg:height="0.184cm" svg:x="10.248cm" svg:y="5.335cm">
              <text:p/>
            </draw:circle>
          </draw:g>
          <draw:g>
            <draw:ellipse draw:style-name="gr3" draw:text-style-name="P1" draw:layer="layout" svg:width="0.587cm" svg:height="0.61cm" svg:x="11.535cm" svg:y="5.118cm">
              <text:p/>
            </draw:ellipse>
            <draw:circle draw:style-name="gr4" draw:text-style-name="P1" draw:layer="layout" svg:width="0.184cm" svg:height="0.184cm" svg:x="11.749cm" svg:y="5.335cm">
              <text:p/>
            </draw:circle>
          </draw:g>
          <draw:g>
            <draw:ellipse draw:style-name="gr3" draw:text-style-name="P1" draw:layer="layout" svg:width="0.587cm" svg:height="0.61cm" svg:x="13.036cm" svg:y="5.118cm">
              <text:p/>
            </draw:ellipse>
            <draw:circle draw:style-name="gr4" draw:text-style-name="P1" draw:layer="layout" svg:width="0.184cm" svg:height="0.184cm" svg:x="13.25cm" svg:y="5.335cm">
              <text:p/>
            </draw:circle>
          </draw:g>
          <draw:g>
            <draw:ellipse draw:style-name="gr3" draw:text-style-name="P1" draw:layer="layout" svg:width="0.587cm" svg:height="0.61cm" svg:x="14.537cm" svg:y="5.118cm">
              <text:p/>
            </draw:ellipse>
            <draw:circle draw:style-name="gr4" draw:text-style-name="P1" draw:layer="layout" svg:width="0.184cm" svg:height="0.184cm" svg:x="14.751cm" svg:y="5.335cm">
              <text:p/>
            </draw:circle>
          </draw:g>
        </draw:g>
        <draw:rect draw:style-name="gr2" draw:text-style-name="P1" draw:layer="layout" svg:width="8.862cm" svg:height="1.809cm" svg:x="24.945cm" svg:y="2.196cm">
          <text:p/>
        </draw:rect>
        <draw:rect draw:style-name="gr5" draw:text-style-name="P1" draw:layer="layout" svg:width="6.186cm" svg:height="3.145cm" svg:x="7.994cm" svg:y="9.161cm">
          <text:p/>
        </draw:rect>
        <draw:g>
          <draw:circle draw:style-name="gr6" draw:text-style-name="P1" draw:layer="layout" svg:width="0.243cm" svg:height="0.243cm" svg:x="8.379cm" svg:y="9.447cm">
            <text:p/>
          </draw:circle>
          <draw:circle draw:style-name="gr6" draw:text-style-name="P1" draw:layer="layout" svg:width="0.243cm" svg:height="0.243cm" svg:x="9.116cm" svg:y="9.448cm">
            <text:p/>
          </draw:circle>
          <draw:circle draw:style-name="gr6" draw:text-style-name="P1" draw:layer="layout" svg:width="0.243cm" svg:height="0.243cm" svg:x="9.856cm" svg:y="9.449cm">
            <text:p/>
          </draw:circle>
          <draw:circle draw:style-name="gr6" draw:text-style-name="P1" draw:layer="layout" svg:width="0.243cm" svg:height="0.243cm" svg:x="10.593cm" svg:y="9.449cm">
            <text:p/>
          </draw:circle>
          <draw:circle draw:style-name="gr6" draw:text-style-name="P1" draw:layer="layout" svg:width="0.243cm" svg:height="0.243cm" svg:x="11.332cm" svg:y="9.45cm">
            <text:p/>
          </draw:circle>
          <draw:circle draw:style-name="gr6" draw:text-style-name="P1" draw:layer="layout" svg:width="0.243cm" svg:height="0.243cm" svg:x="12.07cm" svg:y="9.45cm">
            <text:p/>
          </draw:circle>
          <draw:circle draw:style-name="gr6" draw:text-style-name="P1" draw:layer="layout" svg:width="0.243cm" svg:height="0.243cm" svg:x="12.809cm" svg:y="9.45cm">
            <text:p/>
          </draw:circle>
          <draw:circle draw:style-name="gr6" draw:text-style-name="P1" draw:layer="layout" svg:width="0.243cm" svg:height="0.243cm" svg:x="13.547cm" svg:y="9.451cm">
            <text:p/>
          </draw:circle>
        </draw:g>
        <draw:rect draw:style-name="gr2" draw:text-style-name="P1" draw:layer="layout" svg:width="8.039cm" svg:height="1.199cm" svg:x="7.176cm" svg:y="6.8cm">
          <text:p/>
        </draw:rect>
        <draw:circle draw:style-name="gr7" draw:text-style-name="P1" draw:layer="layout" svg:width="0.231cm" svg:height="0.232cm" svg:x="7.385cm" svg:y="7.031cm">
          <text:p/>
        </draw:circle>
        <draw:circle draw:style-name="gr7" draw:text-style-name="P1" draw:layer="layout" svg:width="0.231cm" svg:height="0.232cm" svg:x="7.874cm" svg:y="7.032cm">
          <text:p/>
        </draw:circle>
        <draw:circle draw:style-name="gr7" draw:text-style-name="P1" draw:layer="layout" svg:width="0.232cm" svg:height="0.232cm" svg:x="8.363cm" svg:y="7.033cm">
          <text:p/>
        </draw:circle>
        <draw:circle draw:style-name="gr7" draw:text-style-name="P1" draw:layer="layout" svg:width="0.232cm" svg:height="0.232cm" svg:x="8.852cm" svg:y="7.034cm">
          <text:p/>
        </draw:circle>
        <draw:circle draw:style-name="gr7" draw:text-style-name="P1" draw:layer="layout" svg:width="0.232cm" svg:height="0.232cm" svg:x="9.341cm" svg:y="7.035cm">
          <text:p/>
        </draw:circle>
        <draw:circle draw:style-name="gr7" draw:text-style-name="P1" draw:layer="layout" svg:width="0.231cm" svg:height="0.231cm" svg:x="9.831cm" svg:y="7.036cm">
          <text:p/>
        </draw:circle>
        <draw:circle draw:style-name="gr7" draw:text-style-name="P1" draw:layer="layout" svg:width="0.231cm" svg:height="0.231cm" svg:x="10.32cm" svg:y="7.037cm">
          <text:p/>
        </draw:circle>
        <draw:circle draw:style-name="gr7" draw:text-style-name="P1" draw:layer="layout" svg:width="0.231cm" svg:height="0.231cm" svg:x="10.809cm" svg:y="7.038cm">
          <text:p/>
        </draw:circle>
        <draw:circle draw:style-name="gr7" draw:text-style-name="P1" draw:layer="layout" svg:width="0.231cm" svg:height="0.231cm" svg:x="11.298cm" svg:y="7.039cm">
          <text:p/>
        </draw:circle>
        <draw:circle draw:style-name="gr7" draw:text-style-name="P1" draw:layer="layout" svg:width="0.232cm" svg:height="0.231cm" svg:x="11.787cm" svg:y="7.04cm">
          <text:p/>
        </draw:circle>
        <draw:circle draw:style-name="gr7" draw:text-style-name="P1" draw:layer="layout" svg:width="0.232cm" svg:height="0.231cm" svg:x="12.276cm" svg:y="7.041cm">
          <text:p/>
        </draw:circle>
        <draw:circle draw:style-name="gr7" draw:text-style-name="P1" draw:layer="layout" svg:width="0.232cm" svg:height="0.231cm" svg:x="12.765cm" svg:y="7.042cm">
          <text:p/>
        </draw:circle>
        <draw:circle draw:style-name="gr7" draw:text-style-name="P1" draw:layer="layout" svg:width="0.231cm" svg:height="0.231cm" svg:x="13.255cm" svg:y="7.043cm">
          <text:p/>
        </draw:circle>
        <draw:circle draw:style-name="gr7" draw:text-style-name="P1" draw:layer="layout" svg:width="0.231cm" svg:height="0.231cm" svg:x="13.744cm" svg:y="7.044cm">
          <text:p/>
        </draw:circle>
        <draw:circle draw:style-name="gr7" draw:text-style-name="P1" draw:layer="layout" svg:width="0.231cm" svg:height="0.231cm" svg:x="14.233cm" svg:y="7.045cm">
          <text:p/>
        </draw:circle>
        <draw:circle draw:style-name="gr7" draw:text-style-name="P1" draw:layer="layout" svg:width="0.231cm" svg:height="0.231cm" svg:x="14.722cm" svg:y="7.046cm">
          <text:p/>
        </draw:circle>
        <draw:circle draw:style-name="gr7" draw:text-style-name="P1" draw:layer="layout" svg:width="0.231cm" svg:height="0.232cm" svg:x="7.385cm" svg:y="7.519cm">
          <text:p/>
        </draw:circle>
        <draw:circle draw:style-name="gr7" draw:text-style-name="P1" draw:layer="layout" svg:width="0.231cm" svg:height="0.232cm" svg:x="7.874cm" svg:y="7.52cm">
          <text:p/>
        </draw:circle>
        <draw:circle draw:style-name="gr7" draw:text-style-name="P1" draw:layer="layout" svg:width="0.232cm" svg:height="0.232cm" svg:x="8.363cm" svg:y="7.521cm">
          <text:p/>
        </draw:circle>
        <draw:circle draw:style-name="gr7" draw:text-style-name="P1" draw:layer="layout" svg:width="0.232cm" svg:height="0.232cm" svg:x="8.852cm" svg:y="7.522cm">
          <text:p/>
        </draw:circle>
        <draw:circle draw:style-name="gr7" draw:text-style-name="P1" draw:layer="layout" svg:width="0.232cm" svg:height="0.232cm" svg:x="9.341cm" svg:y="7.523cm">
          <text:p/>
        </draw:circle>
        <draw:circle draw:style-name="gr7" draw:text-style-name="P1" draw:layer="layout" svg:width="0.231cm" svg:height="0.232cm" svg:x="9.831cm" svg:y="7.524cm">
          <text:p/>
        </draw:circle>
        <draw:circle draw:style-name="gr7" draw:text-style-name="P1" draw:layer="layout" svg:width="0.231cm" svg:height="0.232cm" svg:x="10.32cm" svg:y="7.525cm">
          <text:p/>
        </draw:circle>
        <draw:circle draw:style-name="gr7" draw:text-style-name="P1" draw:layer="layout" svg:width="0.231cm" svg:height="0.232cm" svg:x="10.809cm" svg:y="7.526cm">
          <text:p/>
        </draw:circle>
        <draw:circle draw:style-name="gr7" draw:text-style-name="P1" draw:layer="layout" svg:width="0.231cm" svg:height="0.232cm" svg:x="11.298cm" svg:y="7.527cm">
          <text:p/>
        </draw:circle>
        <draw:circle draw:style-name="gr7" draw:text-style-name="P1" draw:layer="layout" svg:width="0.232cm" svg:height="0.232cm" svg:x="11.787cm" svg:y="7.528cm">
          <text:p/>
        </draw:circle>
        <draw:circle draw:style-name="gr7" draw:text-style-name="P1" draw:layer="layout" svg:width="0.232cm" svg:height="0.232cm" svg:x="12.276cm" svg:y="7.529cm">
          <text:p/>
        </draw:circle>
        <draw:circle draw:style-name="gr7" draw:text-style-name="P1" draw:layer="layout" svg:width="0.232cm" svg:height="0.231cm" svg:x="12.765cm" svg:y="7.53cm">
          <text:p/>
        </draw:circle>
        <draw:circle draw:style-name="gr7" draw:text-style-name="P1" draw:layer="layout" svg:width="0.231cm" svg:height="0.231cm" svg:x="13.255cm" svg:y="7.531cm">
          <text:p/>
        </draw:circle>
        <draw:circle draw:style-name="gr7" draw:text-style-name="P1" draw:layer="layout" svg:width="0.231cm" svg:height="0.231cm" svg:x="13.744cm" svg:y="7.532cm">
          <text:p/>
        </draw:circle>
        <draw:circle draw:style-name="gr7" draw:text-style-name="P1" draw:layer="layout" svg:width="0.231cm" svg:height="0.231cm" svg:x="14.233cm" svg:y="7.533cm">
          <text:p/>
        </draw:circle>
        <draw:circle draw:style-name="gr7" draw:text-style-name="P1" draw:layer="layout" svg:width="0.231cm" svg:height="0.231cm" svg:x="14.722cm" svg:y="7.534cm">
          <text:p/>
        </draw:circle>
        <draw:rect draw:style-name="gr2" draw:text-style-name="P1" draw:layer="layout" svg:width="8.181cm" svg:height="0.819cm" svg:x="7.109cm" svg:y="13.861cm">
          <text:p/>
        </draw:rect>
        <draw:circle draw:style-name="gr8" draw:text-style-name="P1" draw:layer="layout" svg:width="0.237cm" svg:height="0.237cm" svg:x="7.323cm" svg:y="14.136cm">
          <text:p/>
        </draw:circle>
        <draw:circle draw:style-name="gr8" draw:text-style-name="P1" draw:layer="layout" svg:width="0.237cm" svg:height="0.237cm" svg:x="7.824cm" svg:y="14.137cm">
          <text:p/>
        </draw:circle>
        <draw:circle draw:style-name="gr8" draw:text-style-name="P1" draw:layer="layout" svg:width="0.237cm" svg:height="0.237cm" svg:x="8.325cm" svg:y="14.138cm">
          <text:p/>
        </draw:circle>
        <draw:circle draw:style-name="gr8" draw:text-style-name="P1" draw:layer="layout" svg:width="0.237cm" svg:height="0.237cm" svg:x="8.826cm" svg:y="14.139cm">
          <text:p/>
        </draw:circle>
        <draw:circle draw:style-name="gr8" draw:text-style-name="P1" draw:layer="layout" svg:width="0.237cm" svg:height="0.237cm" svg:x="9.327cm" svg:y="14.14cm">
          <text:p/>
        </draw:circle>
        <draw:circle draw:style-name="gr8" draw:text-style-name="P1" draw:layer="layout" svg:width="0.237cm" svg:height="0.237cm" svg:x="9.828cm" svg:y="14.141cm">
          <text:p/>
        </draw:circle>
        <draw:circle draw:style-name="gr8" draw:text-style-name="P1" draw:layer="layout" svg:width="0.237cm" svg:height="0.237cm" svg:x="10.329cm" svg:y="14.142cm">
          <text:p/>
        </draw:circle>
        <draw:circle draw:style-name="gr8" draw:text-style-name="P1" draw:layer="layout" svg:width="0.237cm" svg:height="0.237cm" svg:x="10.83cm" svg:y="14.143cm">
          <text:p/>
        </draw:circle>
        <draw:circle draw:style-name="gr8" draw:text-style-name="P1" draw:layer="layout" svg:width="0.237cm" svg:height="0.237cm" svg:x="11.331cm" svg:y="14.144cm">
          <text:p/>
        </draw:circle>
        <draw:circle draw:style-name="gr8" draw:text-style-name="P1" draw:layer="layout" svg:width="0.237cm" svg:height="0.237cm" svg:x="11.832cm" svg:y="14.145cm">
          <text:p/>
        </draw:circle>
        <draw:circle draw:style-name="gr8" draw:text-style-name="P1" draw:layer="layout" svg:width="0.237cm" svg:height="0.237cm" svg:x="12.333cm" svg:y="14.146cm">
          <text:p/>
        </draw:circle>
        <draw:circle draw:style-name="gr8" draw:text-style-name="P1" draw:layer="layout" svg:width="0.237cm" svg:height="0.237cm" svg:x="12.834cm" svg:y="14.147cm">
          <text:p/>
        </draw:circle>
        <draw:circle draw:style-name="gr8" draw:text-style-name="P1" draw:layer="layout" svg:width="0.237cm" svg:height="0.237cm" svg:x="13.335cm" svg:y="14.148cm">
          <text:p/>
        </draw:circle>
        <draw:circle draw:style-name="gr8" draw:text-style-name="P1" draw:layer="layout" svg:width="0.237cm" svg:height="0.237cm" svg:x="13.836cm" svg:y="14.149cm">
          <text:p/>
        </draw:circle>
        <draw:circle draw:style-name="gr8" draw:text-style-name="P1" draw:layer="layout" svg:width="0.237cm" svg:height="0.237cm" svg:x="14.337cm" svg:y="14.15cm">
          <text:p/>
        </draw:circle>
        <draw:circle draw:style-name="gr8" draw:text-style-name="P1" draw:layer="layout" svg:width="0.237cm" svg:height="0.237cm" svg:x="14.838cm" svg:y="14.151cm">
          <text:p/>
        </draw:circle>
        <draw:rect draw:style-name="gr2" draw:text-style-name="P1" draw:layer="layout" svg:width="8.862cm" svg:height="1.227cm" svg:x="8.308cm" svg:y="15.211cm">
          <text:p/>
        </draw:rect>
        <draw:ellipse draw:style-name="gr3" draw:text-style-name="P1" draw:layer="layout" svg:width="0.587cm" svg:height="0.61cm" svg:x="8.632cm" svg:y="15.52cm">
          <text:p/>
        </draw:ellipse>
        <draw:circle draw:style-name="gr4" draw:text-style-name="P1" draw:layer="layout" svg:width="0.184cm" svg:height="0.184cm" svg:x="8.846cm" svg:y="15.737cm">
          <text:p/>
        </draw:circle>
        <draw:ellipse draw:style-name="gr3" draw:text-style-name="P1" draw:layer="layout" svg:width="0.587cm" svg:height="0.61cm" svg:x="10.133cm" svg:y="15.52cm">
          <text:p/>
        </draw:ellipse>
        <draw:circle draw:style-name="gr4" draw:text-style-name="P1" draw:layer="layout" svg:width="0.184cm" svg:height="0.184cm" svg:x="10.347cm" svg:y="15.737cm">
          <text:p/>
        </draw:circle>
        <draw:ellipse draw:style-name="gr3" draw:text-style-name="P1" draw:layer="layout" svg:width="0.587cm" svg:height="0.61cm" svg:x="11.634cm" svg:y="15.52cm">
          <text:p/>
        </draw:ellipse>
        <draw:circle draw:style-name="gr4" draw:text-style-name="P1" draw:layer="layout" svg:width="0.184cm" svg:height="0.184cm" svg:x="11.848cm" svg:y="15.737cm">
          <text:p/>
        </draw:circle>
        <draw:ellipse draw:style-name="gr3" draw:text-style-name="P1" draw:layer="layout" svg:width="0.587cm" svg:height="0.61cm" svg:x="13.135cm" svg:y="15.52cm">
          <text:p/>
        </draw:ellipse>
        <draw:circle draw:style-name="gr4" draw:text-style-name="P1" draw:layer="layout" svg:width="0.184cm" svg:height="0.184cm" svg:x="13.349cm" svg:y="15.737cm">
          <text:p/>
        </draw:circle>
        <draw:ellipse draw:style-name="gr3" draw:text-style-name="P1" draw:layer="layout" svg:width="0.587cm" svg:height="0.61cm" svg:x="14.636cm" svg:y="15.52cm">
          <text:p/>
        </draw:ellipse>
        <draw:circle draw:style-name="gr4" draw:text-style-name="P1" draw:layer="layout" svg:width="0.184cm" svg:height="0.184cm" svg:x="14.85cm" svg:y="15.737cm">
          <text:p/>
        </draw:circle>
        <draw:ellipse draw:style-name="gr3" draw:text-style-name="P1" draw:layer="layout" svg:width="0.587cm" svg:height="0.61cm" svg:x="16.137cm" svg:y="15.52cm">
          <text:p/>
        </draw:ellipse>
        <draw:circle draw:style-name="gr4" draw:text-style-name="P1" draw:layer="layout" svg:width="0.184cm" svg:height="0.184cm" svg:x="16.351cm" svg:y="15.737cm">
          <text:p/>
        </draw:circle>
        <draw:ellipse draw:style-name="gr3" draw:text-style-name="P1" draw:layer="layout" svg:width="0.587cm" svg:height="0.61cm" draw:transform="rotate (1.5707963267946) translate (5.524cm 14.724cm)">
          <text:p/>
        </draw:ellipse>
        <draw:circle draw:style-name="gr4" draw:text-style-name="P1" draw:layer="layout" svg:width="0.184cm" svg:height="0.184cm" draw:transform="rotate (1.5707963267946) translate (5.741cm 14.51cm)">
          <text:p/>
        </draw:circle>
        <draw:g>
          <draw:rect draw:style-name="gr2" draw:text-style-name="P1" draw:layer="layout" svg:width="8.745cm" svg:height="1.281cm" draw:transform="rotate (1.5707963267946) translate (5.215cm 13.548cm)">
            <text:p/>
          </draw:rect>
          <draw:ellipse draw:style-name="gr3" draw:text-style-name="P1" draw:layer="layout" svg:width="0.587cm" svg:height="0.61cm" draw:transform="rotate (1.5707963267946) translate (5.524cm 13.224cm)">
            <text:p/>
          </draw:ellipse>
          <draw:circle draw:style-name="gr4" draw:text-style-name="P1" draw:layer="layout" svg:width="0.184cm" svg:height="0.184cm" draw:transform="rotate (1.5707963267946) translate (5.741cm 13.01cm)">
            <text:p/>
          </draw:circle>
          <draw:ellipse draw:style-name="gr3" draw:text-style-name="P1" draw:layer="layout" svg:width="0.587cm" svg:height="0.61cm" draw:transform="rotate (1.5707963267946) translate (5.524cm 11.723cm)">
            <text:p/>
          </draw:ellipse>
          <draw:circle draw:style-name="gr4" draw:text-style-name="P1" draw:layer="layout" svg:width="0.184cm" svg:height="0.184cm" draw:transform="rotate (1.5707963267946) translate (5.741cm 11.509cm)">
            <text:p/>
          </draw:circle>
          <draw:ellipse draw:style-name="gr3" draw:text-style-name="P1" draw:layer="layout" svg:width="0.587cm" svg:height="0.61cm" draw:transform="rotate (1.5707963267946) translate (5.524cm 10.222cm)">
            <text:p/>
          </draw:ellipse>
          <draw:circle draw:style-name="gr4" draw:text-style-name="P1" draw:layer="layout" svg:width="0.184cm" svg:height="0.184cm" draw:transform="rotate (1.5707963267946) translate (5.741cm 10.008cm)">
            <text:p/>
          </draw:circle>
          <draw:ellipse draw:style-name="gr3" draw:text-style-name="P1" draw:layer="layout" svg:width="0.587cm" svg:height="0.61cm" draw:transform="rotate (1.5707963267946) translate (5.524cm 8.721cm)">
            <text:p/>
          </draw:ellipse>
          <draw:circle draw:style-name="gr4" draw:text-style-name="P1" draw:layer="layout" svg:width="0.184cm" svg:height="0.184cm" draw:transform="rotate (1.5707963267946) translate (5.741cm 8.507cm)">
            <text:p/>
          </draw:circle>
          <draw:ellipse draw:style-name="gr3" draw:text-style-name="P1" draw:layer="layout" svg:width="0.587cm" svg:height="0.61cm" draw:transform="rotate (1.5707963267946) translate (5.524cm 7.22cm)">
            <text:p/>
          </draw:ellipse>
          <draw:circle draw:style-name="gr4" draw:text-style-name="P1" draw:layer="layout" svg:width="0.184cm" svg:height="0.184cm" draw:transform="rotate (1.5707963267946) translate (5.741cm 7.006cm)">
            <text:p/>
          </draw:circle>
          <draw:ellipse draw:style-name="gr3" draw:text-style-name="P1" draw:layer="layout" svg:width="0.587cm" svg:height="0.61cm" draw:transform="rotate (1.5707963267946) translate (5.524cm 5.719cm)">
            <text:p/>
          </draw:ellipse>
          <draw:circle draw:style-name="gr4" draw:text-style-name="P1" draw:layer="layout" svg:width="0.184cm" svg:height="0.184cm" draw:transform="rotate (1.5707963267946) translate (5.741cm 5.505cm)">
            <text:p/>
          </draw:circle>
          <draw:circle draw:style-name="gr4" draw:text-style-name="P1" draw:layer="layout" svg:width="0.184cm" svg:height="0.184cm" draw:transform="rotate (1.5707963267946) translate (5.741cm 13.009cm)">
            <text:p/>
          </draw:circle>
        </draw:g>
        <draw:ellipse draw:style-name="gr3" draw:text-style-name="P1" draw:layer="layout" svg:width="0.587cm" svg:height="0.61cm" draw:transform="rotate (1.5707963267946) translate (16.124cm 14.724cm)">
          <text:p/>
        </draw:ellipse>
        <draw:circle draw:style-name="gr4" draw:text-style-name="P1" draw:layer="layout" svg:width="0.184cm" svg:height="0.184cm" draw:transform="rotate (1.5707963267946) translate (16.341cm 14.51cm)">
          <text:p/>
        </draw:circle>
        <draw:g>
          <draw:rect draw:style-name="gr2" draw:text-style-name="P1" draw:layer="layout" svg:width="8.731cm" svg:height="1.281cm" draw:transform="rotate (1.5707963267946) translate (15.815cm 13.548cm)">
            <text:p/>
          </draw:rect>
          <draw:ellipse draw:style-name="gr3" draw:text-style-name="P1" draw:layer="layout" svg:width="0.587cm" svg:height="0.61cm" draw:transform="rotate (1.5707963267946) translate (16.124cm 13.224cm)">
            <text:p/>
          </draw:ellipse>
          <draw:circle draw:style-name="gr4" draw:text-style-name="P1" draw:layer="layout" svg:width="0.184cm" svg:height="0.184cm" draw:transform="rotate (1.5707963267946) translate (16.341cm 13.01cm)">
            <text:p/>
          </draw:circle>
          <draw:ellipse draw:style-name="gr3" draw:text-style-name="P1" draw:layer="layout" svg:width="0.587cm" svg:height="0.61cm" draw:transform="rotate (1.5707963267946) translate (16.124cm 11.723cm)">
            <text:p/>
          </draw:ellipse>
          <draw:circle draw:style-name="gr4" draw:text-style-name="P1" draw:layer="layout" svg:width="0.184cm" svg:height="0.184cm" draw:transform="rotate (1.5707963267946) translate (16.341cm 11.509cm)">
            <text:p/>
          </draw:circle>
          <draw:ellipse draw:style-name="gr3" draw:text-style-name="P1" draw:layer="layout" svg:width="0.587cm" svg:height="0.61cm" draw:transform="rotate (1.5707963267946) translate (16.124cm 10.222cm)">
            <text:p/>
          </draw:ellipse>
          <draw:circle draw:style-name="gr4" draw:text-style-name="P1" draw:layer="layout" svg:width="0.184cm" svg:height="0.184cm" draw:transform="rotate (1.5707963267946) translate (16.341cm 10.008cm)">
            <text:p/>
          </draw:circle>
          <draw:ellipse draw:style-name="gr3" draw:text-style-name="P1" draw:layer="layout" svg:width="0.587cm" svg:height="0.61cm" draw:transform="rotate (1.5707963267946) translate (16.124cm 8.721cm)">
            <text:p/>
          </draw:ellipse>
          <draw:circle draw:style-name="gr4" draw:text-style-name="P1" draw:layer="layout" svg:width="0.184cm" svg:height="0.184cm" draw:transform="rotate (1.5707963267946) translate (16.341cm 8.507cm)">
            <text:p/>
          </draw:circle>
          <draw:ellipse draw:style-name="gr3" draw:text-style-name="P1" draw:layer="layout" svg:width="0.587cm" svg:height="0.61cm" draw:transform="rotate (1.5707963267946) translate (16.124cm 7.22cm)">
            <text:p/>
          </draw:ellipse>
          <draw:circle draw:style-name="gr4" draw:text-style-name="P1" draw:layer="layout" svg:width="0.184cm" svg:height="0.184cm" draw:transform="rotate (1.5707963267946) translate (16.341cm 7.006cm)">
            <text:p/>
          </draw:circle>
          <draw:ellipse draw:style-name="gr3" draw:text-style-name="P1" draw:layer="layout" svg:width="0.587cm" svg:height="0.61cm" draw:transform="rotate (1.5707963267946) translate (16.124cm 5.719cm)">
            <text:p/>
          </draw:ellipse>
          <draw:circle draw:style-name="gr4" draw:text-style-name="P1" draw:layer="layout" svg:width="0.184cm" svg:height="0.184cm" draw:transform="rotate (1.5707963267946) translate (16.341cm 5.505cm)">
            <text:p/>
          </draw:circle>
          <draw:circle draw:style-name="gr4" draw:text-style-name="P1" draw:layer="layout" svg:width="0.184cm" svg:height="0.184cm" draw:transform="rotate (1.5707963267946) translate (16.341cm 13.009cm)">
            <text:p/>
          </draw:circle>
        </draw:g>
        <draw:ellipse draw:style-name="gr3" draw:text-style-name="P1" draw:layer="layout" svg:width="0.587cm" svg:height="0.61cm" draw:transform="rotate (1.5707963267946) translate (16.124cm 14.723cm)">
          <text:p/>
        </draw:ellipse>
        <draw:circle draw:style-name="gr4" draw:text-style-name="P1" draw:layer="layout" svg:width="0.184cm" svg:height="0.184cm" draw:transform="rotate (1.5707963267946) translate (16.341cm 14.509cm)">
          <text:p/>
        </draw:circle>
        <draw:circle draw:style-name="gr9" draw:text-style-name="P1" draw:layer="layout" svg:width="0.237cm" svg:height="0.237cm" svg:x="5.224cm" svg:y="15.637cm">
          <text:p/>
        </draw:circle>
        <draw:circle draw:style-name="gr9" draw:text-style-name="P1" draw:layer="layout" svg:width="0.366cm" svg:height="0.366cm" svg:x="5.158cm" svg:y="16.77cm">
          <text:p/>
        </draw:circle>
        <draw:rect draw:style-name="gr10" draw:text-style-name="P1" draw:layer="layout" svg:width="4.658cm" svg:height="2.191cm" svg:x="15.897cm" svg:y="24.749cm">
          <text:p/>
        </draw:rect>
        <draw:frame draw:style-name="gr11" draw:text-style-name="P2" draw:layer="layout" svg:width="5.409cm" svg:height="2.585cm" svg:x="15.786cm" svg:y="24.818cm">
          <draw:text-box>
            <text:p><text:span text:style-name="T1">Proto-8 Generic Synthesizer</text:span></text:p>
            <text:p><text:span text:style-name="T1">Drawing: <text:s/>Front Panel</text:span></text:p>
            <text:p><text:span text:style-name="T1"><text:s/></text:span><text:span text:style-name="T1">Hardware Layout</text:span></text:p>
            <text:p><text:span text:style-name="T1"><text:s text:c="22"/></text:span><text:span text:style-name="T1">Revision</text:span></text:p>
            <text:p><text:span text:style-name="T1">R. Parks <text:s text:c="6"/>10-24-2017</text:span></text:p>
            <text:p><text:span text:style-name="T1"/></text:p>
          </draw:text-box>
        </draw:frame>
        <draw:g>
          <draw:ellipse draw:style-name="gr3" draw:text-style-name="P1" draw:layer="layout" svg:width="0.587cm" svg:height="0.61cm" draw:transform="rotate (1.5707963267946) translate (7.624cm 20.124cm)">
            <text:p/>
          </draw:ellipse>
          <draw:circle draw:style-name="gr4" draw:text-style-name="P1" draw:layer="layout" svg:width="0.184cm" svg:height="0.184cm" draw:transform="rotate (1.5707963267946) translate (7.841cm 19.91cm)">
            <text:p/>
          </draw:circle>
          <draw:ellipse draw:style-name="gr3" draw:text-style-name="P1" draw:layer="layout" svg:width="0.587cm" svg:height="0.61cm" draw:transform="rotate (1.5707963267946) translate (7.624cm 20.123cm)">
            <text:p/>
          </draw:ellipse>
          <draw:circle draw:style-name="gr4" draw:text-style-name="P1" draw:layer="layout" svg:width="0.184cm" svg:height="0.184cm" draw:transform="rotate (1.5707963267946) translate (7.841cm 19.909cm)">
            <text:p/>
          </draw:circle>
        </draw:g>
        <draw:frame draw:style-name="gr12" draw:text-style-name="P3" draw:layer="layout" svg:width="3.089cm" svg:height="0.725cm" svg:x="8.592cm" svg:y="19.525cm">
          <draw:text-box>
            <text:p><text:span text:style-name="T2">Knobs - Pots</text:span></text:p>
          </draw:text-box>
        </draw:frame>
        <draw:circle draw:style-name="gr7" draw:text-style-name="P1" draw:layer="layout" svg:width="0.231cm" svg:height="0.232cm" svg:x="7.586cm" svg:y="20.631cm">
          <text:p/>
        </draw:circle>
        <draw:circle draw:style-name="gr7" draw:text-style-name="P1" draw:layer="layout" svg:width="0.231cm" svg:height="0.232cm" svg:x="8.075cm" svg:y="20.632cm">
          <text:p/>
        </draw:circle>
        <draw:circle draw:style-name="gr8" draw:text-style-name="P1" draw:layer="layout" svg:width="0.231cm" svg:height="0.232cm" svg:x="7.586cm" svg:y="21.119cm">
          <text:p/>
        </draw:circle>
        <draw:circle draw:style-name="gr8" draw:text-style-name="P1" draw:layer="layout" svg:width="0.231cm" svg:height="0.232cm" svg:x="8.075cm" svg:y="21.12cm">
          <text:p/>
        </draw:circle>
        <draw:frame draw:style-name="gr12" draw:text-style-name="P3" draw:layer="layout" svg:width="3.089cm" svg:height="0.725cm" svg:x="8.593cm" svg:y="20.626cm">
          <draw:text-box>
            <text:p><text:span text:style-name="T2">LEDs</text:span></text:p>
          </draw:text-box>
        </draw:frame>
        <draw:circle draw:style-name="gr9" draw:text-style-name="P1" draw:layer="layout" svg:width="0.366cm" svg:height="0.366cm" svg:x="7.858cm" svg:y="23.97cm">
          <text:p/>
        </draw:circle>
        <draw:circle draw:style-name="gr9" draw:text-style-name="P1" draw:layer="layout" svg:width="0.237cm" svg:height="0.237cm" svg:x="7.925cm" svg:y="23.438cm">
          <text:p/>
        </draw:circle>
        <draw:circle draw:style-name="gr6" draw:text-style-name="P1" draw:layer="layout" svg:width="0.243cm" svg:height="0.243cm" svg:x="7.579cm" svg:y="21.748cm">
          <text:p/>
        </draw:circle>
        <draw:circle draw:style-name="gr6" draw:text-style-name="P1" draw:layer="layout" svg:width="0.243cm" svg:height="0.243cm" svg:x="8.216cm" svg:y="21.749cm">
          <text:p/>
        </draw:circle>
        <draw:ellipse draw:style-name="gr6" draw:text-style-name="P1" draw:layer="layout" svg:width="0.243cm" svg:height="0.242cm" svg:x="7.58cm" svg:y="22.545cm">
          <text:p/>
        </draw:ellipse>
        <draw:circle draw:style-name="gr6" draw:text-style-name="P1" draw:layer="layout" svg:width="0.243cm" svg:height="0.243cm" svg:x="8.217cm" svg:y="22.545cm">
          <text:p/>
        </draw:circle>
        <draw:frame draw:style-name="gr12" draw:text-style-name="P3" draw:layer="layout" svg:width="2.301cm" svg:height="0.725cm" svg:x="8.594cm" svg:y="21.927cm">
          <draw:text-box>
            <text:p><text:span text:style-name="T2">Buttons</text:span></text:p>
          </draw:text-box>
        </draw:frame>
        <draw:frame draw:style-name="gr13" draw:text-style-name="P3" draw:layer="layout" svg:width="4.092cm" svg:height="0.777cm" svg:x="8.595cm" svg:y="23.528cm">
          <draw:text-box>
            <text:p><text:span text:style-name="T2">Pwr Switch &amp; LED</text:span></text:p>
          </draw:text-box>
        </draw:frame>
        <draw:rect draw:style-name="gr2" draw:text-style-name="P1" draw:layer="layout" svg:width="3.179cm" svg:height="0.624cm" svg:x="12.708cm" svg:y="19.612cm">
          <text:p/>
        </draw:rect>
        <draw:frame draw:style-name="gr12" draw:text-style-name="P3" draw:layer="layout" svg:width="3.089cm" svg:height="0.725cm" svg:x="12.893cm" svg:y="19.526cm">
          <draw:text-box>
            <text:p><text:span text:style-name="T2">Assemblies</text:span></text:p>
          </draw:text-box>
        </draw:frame>
        <draw:frame draw:style-name="gr13" draw:text-style-name="P3" draw:layer="layout" svg:width="4.092cm" svg:height="0.777cm" svg:x="11.295cm" svg:y="26.129cm">
          <draw:text-box>
            <text:p><text:span text:style-name="T2">Scale: <text:s/>0.5” = 1”</text:span></text:p>
          </draw:text-box>
        </draw:frame>
        <draw:g>
          <draw:circle draw:style-name="gr6" draw:text-style-name="P1" draw:layer="layout" svg:width="0.243cm" svg:height="0.243cm" svg:x="8.38cm" svg:y="10.248cm">
            <text:p/>
          </draw:circle>
          <draw:circle draw:style-name="gr6" draw:text-style-name="P1" draw:layer="layout" svg:width="0.243cm" svg:height="0.243cm" svg:x="9.117cm" svg:y="10.249cm">
            <text:p/>
          </draw:circle>
          <draw:circle draw:style-name="gr6" draw:text-style-name="P1" draw:layer="layout" svg:width="0.243cm" svg:height="0.243cm" svg:x="9.857cm" svg:y="10.25cm">
            <text:p/>
          </draw:circle>
          <draw:circle draw:style-name="gr6" draw:text-style-name="P1" draw:layer="layout" svg:width="0.243cm" svg:height="0.243cm" svg:x="10.594cm" svg:y="10.25cm">
            <text:p/>
          </draw:circle>
          <draw:circle draw:style-name="gr6" draw:text-style-name="P1" draw:layer="layout" svg:width="0.243cm" svg:height="0.243cm" svg:x="11.333cm" svg:y="10.251cm">
            <text:p/>
          </draw:circle>
          <draw:circle draw:style-name="gr6" draw:text-style-name="P1" draw:layer="layout" svg:width="0.243cm" svg:height="0.243cm" svg:x="12.071cm" svg:y="10.251cm">
            <text:p/>
          </draw:circle>
          <draw:circle draw:style-name="gr6" draw:text-style-name="P1" draw:layer="layout" svg:width="0.243cm" svg:height="0.243cm" svg:x="12.81cm" svg:y="10.251cm">
            <text:p/>
          </draw:circle>
          <draw:circle draw:style-name="gr6" draw:text-style-name="P1" draw:layer="layout" svg:width="0.243cm" svg:height="0.243cm" svg:x="13.548cm" svg:y="10.252cm">
            <text:p/>
          </draw:circle>
        </draw:g>
        <draw:g>
          <draw:circle draw:style-name="gr6" draw:text-style-name="P1" draw:layer="layout" svg:width="0.243cm" svg:height="0.243cm" svg:x="8.38cm" svg:y="11.048cm">
            <text:p/>
          </draw:circle>
          <draw:circle draw:style-name="gr6" draw:text-style-name="P1" draw:layer="layout" svg:width="0.243cm" svg:height="0.243cm" svg:x="9.117cm" svg:y="11.049cm">
            <text:p/>
          </draw:circle>
          <draw:circle draw:style-name="gr6" draw:text-style-name="P1" draw:layer="layout" svg:width="0.243cm" svg:height="0.243cm" svg:x="9.857cm" svg:y="11.05cm">
            <text:p/>
          </draw:circle>
          <draw:circle draw:style-name="gr6" draw:text-style-name="P1" draw:layer="layout" svg:width="0.243cm" svg:height="0.243cm" svg:x="10.594cm" svg:y="11.05cm">
            <text:p/>
          </draw:circle>
          <draw:circle draw:style-name="gr6" draw:text-style-name="P1" draw:layer="layout" svg:width="0.243cm" svg:height="0.243cm" svg:x="11.333cm" svg:y="11.051cm">
            <text:p/>
          </draw:circle>
          <draw:circle draw:style-name="gr6" draw:text-style-name="P1" draw:layer="layout" svg:width="0.243cm" svg:height="0.243cm" svg:x="12.071cm" svg:y="11.051cm">
            <text:p/>
          </draw:circle>
          <draw:circle draw:style-name="gr6" draw:text-style-name="P1" draw:layer="layout" svg:width="0.243cm" svg:height="0.243cm" svg:x="12.81cm" svg:y="11.051cm">
            <text:p/>
          </draw:circle>
          <draw:circle draw:style-name="gr6" draw:text-style-name="P1" draw:layer="layout" svg:width="0.243cm" svg:height="0.243cm" svg:x="13.548cm" svg:y="11.052cm">
            <text:p/>
          </draw:circle>
        </draw:g>
        <draw:g>
          <draw:circle draw:style-name="gr6" draw:text-style-name="P1" draw:layer="layout" svg:width="0.243cm" svg:height="0.243cm" svg:x="8.38cm" svg:y="11.848cm">
            <text:p/>
          </draw:circle>
          <draw:circle draw:style-name="gr6" draw:text-style-name="P1" draw:layer="layout" svg:width="0.243cm" svg:height="0.243cm" svg:x="9.117cm" svg:y="11.849cm">
            <text:p/>
          </draw:circle>
          <draw:circle draw:style-name="gr6" draw:text-style-name="P1" draw:layer="layout" svg:width="0.243cm" svg:height="0.243cm" svg:x="9.857cm" svg:y="11.85cm">
            <text:p/>
          </draw:circle>
          <draw:circle draw:style-name="gr6" draw:text-style-name="P1" draw:layer="layout" svg:width="0.243cm" svg:height="0.243cm" svg:x="10.594cm" svg:y="11.85cm">
            <text:p/>
          </draw:circle>
          <draw:circle draw:style-name="gr6" draw:text-style-name="P1" draw:layer="layout" svg:width="0.243cm" svg:height="0.243cm" svg:x="11.333cm" svg:y="11.851cm">
            <text:p/>
          </draw:circle>
          <draw:circle draw:style-name="gr6" draw:text-style-name="P1" draw:layer="layout" svg:width="0.243cm" svg:height="0.243cm" svg:x="12.071cm" svg:y="11.851cm">
            <text:p/>
          </draw:circle>
          <draw:circle draw:style-name="gr6" draw:text-style-name="P1" draw:layer="layout" svg:width="0.243cm" svg:height="0.243cm" svg:x="12.81cm" svg:y="11.851cm">
            <text:p/>
          </draw:circle>
          <draw:circle draw:style-name="gr6" draw:text-style-name="P1" draw:layer="layout" svg:width="0.243cm" svg:height="0.243cm" svg:x="13.548cm" svg:y="11.852cm">
            <text:p/>
          </draw:circle>
        </draw:g>
        <draw:frame draw:style-name="gr14" draw:text-style-name="P4" draw:layer="layout" svg:width="0.307cm" svg:height="0.493cm" svg:x="7.383cm" svg:y="6.698cm">
          <draw:text-box>
            <text:p><text:span text:style-name="T3">1</text:span></text:p>
          </draw:text-box>
        </draw:frame>
        <draw:frame draw:style-name="gr14" draw:text-style-name="P4" draw:layer="layout" svg:width="0.307cm" svg:height="0.493cm" svg:x="7.884cm" svg:y="6.699cm">
          <draw:text-box>
            <text:p><text:span text:style-name="T3">2</text:span></text:p>
          </draw:text-box>
        </draw:frame>
        <draw:frame draw:style-name="gr14" draw:text-style-name="P4" draw:layer="layout" svg:width="0.307cm" svg:height="0.493cm" svg:x="7.384cm" svg:y="6.699cm">
          <draw:text-box>
            <text:p><text:span text:style-name="T3">1</text:span></text:p>
          </draw:text-box>
        </draw:frame>
        <draw:frame draw:style-name="gr14" draw:text-style-name="P4" draw:layer="layout" svg:width="0.307cm" svg:height="0.493cm" svg:x="8.385cm" svg:y="6.7cm">
          <draw:text-box>
            <text:p><text:span text:style-name="T3">3</text:span></text:p>
          </draw:text-box>
        </draw:frame>
        <draw:frame draw:style-name="gr14" draw:text-style-name="P4" draw:layer="layout" svg:width="0.307cm" svg:height="0.493cm" svg:x="8.886cm" svg:y="6.701cm">
          <draw:text-box>
            <text:p><text:span text:style-name="T3">4</text:span></text:p>
          </draw:text-box>
        </draw:frame>
        <draw:frame draw:style-name="gr14" draw:text-style-name="P4" draw:layer="layout" svg:width="0.307cm" svg:height="0.493cm" svg:x="9.387cm" svg:y="6.702cm">
          <draw:text-box>
            <text:p><text:span text:style-name="T3">5</text:span></text:p>
          </draw:text-box>
        </draw:frame>
        <draw:frame draw:style-name="gr14" draw:text-style-name="P4" draw:layer="layout" svg:width="0.307cm" svg:height="0.493cm" svg:x="9.863cm" svg:y="6.703cm">
          <draw:text-box>
            <text:p><text:span text:style-name="T3">6</text:span></text:p>
          </draw:text-box>
        </draw:frame>
        <draw:frame draw:style-name="gr14" draw:text-style-name="P4" draw:layer="layout" svg:width="0.307cm" svg:height="0.493cm" svg:x="10.332cm" svg:y="6.696cm">
          <draw:text-box>
            <text:p><text:span text:style-name="T3">7</text:span></text:p>
          </draw:text-box>
        </draw:frame>
        <draw:frame draw:style-name="gr14" draw:text-style-name="P4" draw:layer="layout" svg:width="0.307cm" svg:height="0.493cm" svg:x="10.833cm" svg:y="6.697cm">
          <draw:text-box>
            <text:p><text:span text:style-name="T3">8</text:span></text:p>
          </draw:text-box>
        </draw:frame>
        <draw:frame draw:style-name="gr14" draw:text-style-name="P4" draw:layer="layout" svg:width="0.307cm" svg:height="0.493cm" svg:x="11.302cm" svg:y="6.698cm">
          <draw:text-box>
            <text:p><text:span text:style-name="T3">9</text:span></text:p>
          </draw:text-box>
        </draw:frame>
        <draw:frame draw:style-name="gr15" draw:text-style-name="P4" draw:layer="layout" svg:width="0.823cm" svg:height="0.565cm" svg:x="11.467cm" svg:y="6.704cm">
          <draw:text-box>
            <text:p><text:span text:style-name="T3">10</text:span></text:p>
          </draw:text-box>
        </draw:frame>
        <draw:frame draw:style-name="gr15" draw:text-style-name="P4" draw:layer="layout" svg:width="0.823cm" svg:height="0.565cm" svg:x="11.968cm" svg:y="6.705cm">
          <draw:text-box>
            <text:p><text:span text:style-name="T3">11</text:span></text:p>
          </draw:text-box>
        </draw:frame>
        <draw:frame draw:style-name="gr15" draw:text-style-name="P4" draw:layer="layout" svg:width="0.823cm" svg:height="0.565cm" svg:x="12.469cm" svg:y="6.706cm">
          <draw:text-box>
            <text:p><text:span text:style-name="T3">12</text:span></text:p>
          </draw:text-box>
        </draw:frame>
        <draw:frame draw:style-name="gr15" draw:text-style-name="P4" draw:layer="layout" svg:width="0.823cm" svg:height="0.565cm" svg:x="12.97cm" svg:y="6.707cm">
          <draw:text-box>
            <text:p><text:span text:style-name="T3">13</text:span></text:p>
          </draw:text-box>
        </draw:frame>
        <draw:frame draw:style-name="gr15" draw:text-style-name="P4" draw:layer="layout" svg:width="0.823cm" svg:height="0.565cm" svg:x="13.471cm" svg:y="6.708cm">
          <draw:text-box>
            <text:p><text:span text:style-name="T3">14</text:span></text:p>
          </draw:text-box>
        </draw:frame>
        <draw:frame draw:style-name="gr15" draw:text-style-name="P4" draw:layer="layout" svg:width="0.823cm" svg:height="0.565cm" svg:x="13.972cm" svg:y="6.709cm">
          <draw:text-box>
            <text:p><text:span text:style-name="T3">15</text:span></text:p>
          </draw:text-box>
        </draw:frame>
        <draw:frame draw:style-name="gr15" draw:text-style-name="P4" draw:layer="layout" svg:width="0.823cm" svg:height="0.565cm" svg:x="7.105cm" svg:y="7.178cm">
          <draw:text-box>
            <text:p><text:span text:style-name="T3">17</text:span></text:p>
          </draw:text-box>
        </draw:frame>
        <draw:frame draw:style-name="gr15" draw:text-style-name="P4" draw:layer="layout" svg:width="0.823cm" svg:height="0.565cm" svg:x="7.606cm" svg:y="7.179cm">
          <draw:text-box>
            <text:p><text:span text:style-name="T3">18</text:span></text:p>
          </draw:text-box>
        </draw:frame>
        <draw:frame draw:style-name="gr15" draw:text-style-name="P4" draw:layer="layout" svg:width="0.823cm" svg:height="0.565cm" svg:x="8.107cm" svg:y="7.18cm">
          <draw:text-box>
            <text:p><text:span text:style-name="T3">19</text:span></text:p>
          </draw:text-box>
        </draw:frame>
        <draw:frame draw:style-name="gr15" draw:text-style-name="P4" draw:layer="layout" svg:width="0.823cm" svg:height="0.565cm" svg:x="8.608cm" svg:y="7.181cm">
          <draw:text-box>
            <text:p><text:span text:style-name="T3">20</text:span></text:p>
          </draw:text-box>
        </draw:frame>
        <draw:frame draw:style-name="gr15" draw:text-style-name="P4" draw:layer="layout" svg:width="0.823cm" svg:height="0.565cm" svg:x="9.109cm" svg:y="7.182cm">
          <draw:text-box>
            <text:p><text:span text:style-name="T3">21</text:span></text:p>
          </draw:text-box>
        </draw:frame>
        <draw:frame draw:style-name="gr15" draw:text-style-name="P4" draw:layer="layout" svg:width="0.823cm" svg:height="0.565cm" svg:x="9.562cm" svg:y="7.175cm">
          <draw:text-box>
            <text:p><text:span text:style-name="T3">22</text:span></text:p>
          </draw:text-box>
        </draw:frame>
        <draw:frame draw:style-name="gr15" draw:text-style-name="P4" draw:layer="layout" svg:width="0.823cm" svg:height="0.565cm" svg:x="10.063cm" svg:y="7.176cm">
          <draw:text-box>
            <text:p><text:span text:style-name="T3">23</text:span></text:p>
          </draw:text-box>
        </draw:frame>
        <draw:frame draw:style-name="gr15" draw:text-style-name="P4" draw:layer="layout" svg:width="0.823cm" svg:height="0.565cm" svg:x="10.564cm" svg:y="7.177cm">
          <draw:text-box>
            <text:p><text:span text:style-name="T3">24</text:span></text:p>
          </draw:text-box>
        </draw:frame>
        <draw:frame draw:style-name="gr15" draw:text-style-name="P4" draw:layer="layout" svg:width="0.823cm" svg:height="0.565cm" svg:x="11.033cm" svg:y="7.178cm">
          <draw:text-box>
            <text:p><text:span text:style-name="T3">25</text:span></text:p>
          </draw:text-box>
        </draw:frame>
        <draw:frame draw:style-name="gr15" draw:text-style-name="P4" draw:layer="layout" svg:width="0.823cm" svg:height="0.565cm" svg:x="11.534cm" svg:y="7.179cm">
          <draw:text-box>
            <text:p><text:span text:style-name="T3">26</text:span></text:p>
          </draw:text-box>
        </draw:frame>
        <draw:frame draw:style-name="gr15" draw:text-style-name="P4" draw:layer="layout" svg:width="0.823cm" svg:height="0.565cm" svg:x="12.035cm" svg:y="7.18cm">
          <draw:text-box>
            <text:p><text:span text:style-name="T3">27</text:span></text:p>
          </draw:text-box>
        </draw:frame>
        <draw:frame draw:style-name="gr15" draw:text-style-name="P4" draw:layer="layout" svg:width="0.823cm" svg:height="0.565cm" svg:x="12.519cm" svg:y="7.181cm">
          <draw:text-box>
            <text:p><text:span text:style-name="T3">28</text:span></text:p>
          </draw:text-box>
        </draw:frame>
        <draw:frame draw:style-name="gr15" draw:text-style-name="P4" draw:layer="layout" svg:width="0.823cm" svg:height="0.565cm" svg:x="13.004cm" svg:y="7.182cm">
          <draw:text-box>
            <text:p><text:span text:style-name="T3">29</text:span></text:p>
          </draw:text-box>
        </draw:frame>
        <draw:frame draw:style-name="gr15" draw:text-style-name="P4" draw:layer="layout" svg:width="0.823cm" svg:height="0.565cm" svg:x="13.505cm" svg:y="7.183cm">
          <draw:text-box>
            <text:p><text:span text:style-name="T3">30</text:span></text:p>
          </draw:text-box>
        </draw:frame>
        <draw:frame draw:style-name="gr15" draw:text-style-name="P4" draw:layer="layout" svg:width="0.823cm" svg:height="0.565cm" svg:x="13.982cm" svg:y="7.184cm">
          <draw:text-box>
            <text:p><text:span text:style-name="T3">31</text:span></text:p>
          </draw:text-box>
        </draw:frame>
        <draw:frame draw:style-name="gr15" draw:text-style-name="P4" draw:layer="layout" svg:width="0.823cm" svg:height="0.565cm" svg:x="14.483cm" svg:y="7.185cm">
          <draw:text-box>
            <text:p><text:span text:style-name="T3">32</text:span></text:p>
          </draw:text-box>
        </draw:frame>
        <draw:frame draw:style-name="gr15" draw:text-style-name="P4" draw:layer="layout" svg:width="0.841cm" svg:height="0.565cm" svg:x="14.455cm" svg:y="6.71cm">
          <draw:text-box>
            <text:p><text:span text:style-name="T3">16</text:span></text:p>
          </draw:text-box>
        </draw:frame>
        <draw:frame draw:style-name="gr16" draw:text-style-name="P5" draw:layer="layout" svg:width="1.061cm" svg:height="0.569cm" svg:x="7.069cm" svg:y="9.252cm">
          <draw:text-box>
            <text:p><text:span text:style-name="T4">Row</text:span></text:p>
          </draw:text-box>
        </draw:frame>
        <draw:frame draw:style-name="gr17" draw:text-style-name="P5" draw:layer="layout" svg:width="0.925cm" svg:height="0.569cm" svg:x="8.07cm" svg:y="8.653cm">
          <draw:text-box>
            <text:p><text:span text:style-name="T4">Col</text:span></text:p>
          </draw:text-box>
        </draw:frame>
        <draw:frame draw:style-name="gr14" draw:text-style-name="P4" draw:layer="layout" svg:width="0.307cm" svg:height="0.493cm" svg:x="8.085cm" svg:y="9.3cm">
          <draw:text-box>
            <text:p><text:span text:style-name="T3">1</text:span></text:p>
          </draw:text-box>
        </draw:frame>
        <draw:frame draw:style-name="gr14" draw:text-style-name="P4" draw:layer="layout" svg:width="0.307cm" svg:height="0.493cm" svg:x="8.086cm" svg:y="10.101cm">
          <draw:text-box>
            <text:p><text:span text:style-name="T3">2</text:span></text:p>
          </draw:text-box>
        </draw:frame>
        <draw:frame draw:style-name="gr14" draw:text-style-name="P4" draw:layer="layout" svg:width="0.307cm" svg:height="0.493cm" svg:x="8.087cm" svg:y="10.902cm">
          <draw:text-box>
            <text:p><text:span text:style-name="T3">3</text:span></text:p>
          </draw:text-box>
        </draw:frame>
        <draw:frame draw:style-name="gr14" draw:text-style-name="P4" draw:layer="layout" svg:width="0.307cm" svg:height="0.493cm" svg:x="8.088cm" svg:y="11.703cm">
          <draw:text-box>
            <text:p><text:span text:style-name="T3">4</text:span></text:p>
          </draw:text-box>
        </draw:frame>
        <draw:frame draw:style-name="gr14" draw:text-style-name="P4" draw:layer="layout" svg:width="0.307cm" svg:height="0.493cm" svg:x="8.386cm" svg:y="9.101cm">
          <draw:text-box>
            <text:p><text:span text:style-name="T3">1</text:span></text:p>
          </draw:text-box>
        </draw:frame>
        <draw:frame draw:style-name="gr14" draw:text-style-name="P4" draw:layer="layout" svg:width="0.307cm" svg:height="0.493cm" svg:x="9.087cm" svg:y="9.102cm">
          <draw:text-box>
            <text:p><text:span text:style-name="T3">2</text:span></text:p>
          </draw:text-box>
        </draw:frame>
        <draw:frame draw:style-name="gr14" draw:text-style-name="P4" draw:layer="layout" svg:width="0.307cm" svg:height="0.493cm" svg:x="9.888cm" svg:y="9.103cm">
          <draw:text-box>
            <text:p><text:span text:style-name="T3">3</text:span></text:p>
          </draw:text-box>
        </draw:frame>
        <draw:frame draw:style-name="gr14" draw:text-style-name="P4" draw:layer="layout" svg:width="0.307cm" svg:height="0.493cm" svg:x="10.589cm" svg:y="9.104cm">
          <draw:text-box>
            <text:p><text:span text:style-name="T3">4</text:span></text:p>
          </draw:text-box>
        </draw:frame>
        <draw:frame draw:style-name="gr14" draw:text-style-name="P4" draw:layer="layout" svg:width="0.307cm" svg:height="0.493cm" svg:x="11.29cm" svg:y="9.105cm">
          <draw:text-box>
            <text:p><text:span text:style-name="T3">5</text:span></text:p>
          </draw:text-box>
        </draw:frame>
        <draw:frame draw:style-name="gr14" draw:text-style-name="P4" draw:layer="layout" svg:width="0.307cm" svg:height="0.493cm" svg:x="12.091cm" svg:y="9.106cm">
          <draw:text-box>
            <text:p><text:span text:style-name="T3">6</text:span></text:p>
          </draw:text-box>
        </draw:frame>
        <draw:frame draw:style-name="gr14" draw:text-style-name="P4" draw:layer="layout" svg:width="0.307cm" svg:height="0.493cm" svg:x="12.792cm" svg:y="9.107cm">
          <draw:text-box>
            <text:p><text:span text:style-name="T3">7</text:span></text:p>
          </draw:text-box>
        </draw:frame>
        <draw:frame draw:style-name="gr14" draw:text-style-name="P4" draw:layer="layout" svg:width="0.307cm" svg:height="0.493cm" svg:x="13.577cm" svg:y="9.108cm">
          <draw:text-box>
            <text:p><text:span text:style-name="T3">8</text:span></text:p>
          </draw:text-box>
        </draw:frame>
        <draw:frame draw:style-name="gr15" draw:text-style-name="P4" draw:layer="layout" svg:width="0.823cm" svg:height="0.565cm" svg:x="6.933cm" svg:y="4.757cm">
          <draw:text-box>
            <text:p><text:span text:style-name="T3">K2</text:span></text:p>
          </draw:text-box>
        </draw:frame>
        <draw:frame draw:style-name="gr15" draw:text-style-name="P4" draw:layer="layout" svg:width="0.823cm" svg:height="0.565cm" svg:x="8.434cm" svg:y="4.758cm">
          <draw:text-box>
            <text:p><text:span text:style-name="T3">K3</text:span></text:p>
          </draw:text-box>
        </draw:frame>
        <draw:frame draw:style-name="gr15" draw:text-style-name="P4" draw:layer="layout" svg:width="0.823cm" svg:height="0.565cm" svg:x="9.935cm" svg:y="4.759cm">
          <draw:text-box>
            <text:p><text:span text:style-name="T3">K4</text:span></text:p>
          </draw:text-box>
        </draw:frame>
        <draw:frame draw:style-name="gr15" draw:text-style-name="P4" draw:layer="layout" svg:width="0.823cm" svg:height="0.565cm" svg:x="11.436cm" svg:y="4.76cm">
          <draw:text-box>
            <text:p><text:span text:style-name="T3">K5</text:span></text:p>
          </draw:text-box>
        </draw:frame>
        <draw:frame draw:style-name="gr15" draw:text-style-name="P4" draw:layer="layout" svg:width="0.823cm" svg:height="0.565cm" svg:x="12.937cm" svg:y="4.761cm">
          <draw:text-box>
            <text:p><text:span text:style-name="T3">K6</text:span></text:p>
          </draw:text-box>
        </draw:frame>
        <draw:frame draw:style-name="gr15" draw:text-style-name="P4" draw:layer="layout" svg:width="0.823cm" svg:height="0.565cm" svg:x="14.438cm" svg:y="4.762cm">
          <draw:text-box>
            <text:p><text:span text:style-name="T3">K7</text:span></text:p>
          </draw:text-box>
        </draw:frame>
        <draw:frame draw:style-name="gr15" draw:text-style-name="P4" draw:layer="layout" svg:width="0.823cm" svg:height="0.565cm" svg:x="16.039cm" svg:y="4.763cm">
          <draw:text-box>
            <text:p><text:span text:style-name="T3">K8</text:span></text:p>
          </draw:text-box>
        </draw:frame>
        <draw:frame draw:style-name="gr15" draw:text-style-name="P4" draw:layer="layout" svg:width="0.823cm" svg:height="0.565cm" svg:x="5.434cm" svg:y="4.758cm">
          <draw:text-box>
            <text:p><text:span text:style-name="T3">K1</text:span></text:p>
          </draw:text-box>
        </draw:frame>
        <draw:frame draw:style-name="gr15" draw:text-style-name="P4" draw:layer="layout" svg:width="0.823cm" svg:height="0.565cm" svg:x="7.073cm" svg:y="13.779cm">
          <draw:text-box>
            <text:p><text:span text:style-name="T3">49</text:span></text:p>
          </draw:text-box>
        </draw:frame>
        <draw:frame draw:style-name="gr15" draw:text-style-name="P4" draw:layer="layout" svg:width="0.823cm" svg:height="0.565cm" svg:x="7.574cm" svg:y="13.78cm">
          <draw:text-box>
            <text:p><text:span text:style-name="T3">50</text:span></text:p>
          </draw:text-box>
        </draw:frame>
        <draw:frame draw:style-name="gr15" draw:text-style-name="P4" draw:layer="layout" svg:width="0.823cm" svg:height="0.565cm" svg:x="8.075cm" svg:y="13.781cm">
          <draw:text-box>
            <text:p><text:span text:style-name="T3">51</text:span></text:p>
          </draw:text-box>
        </draw:frame>
        <draw:frame draw:style-name="gr15" draw:text-style-name="P4" draw:layer="layout" svg:width="0.823cm" svg:height="0.565cm" svg:x="8.576cm" svg:y="13.782cm">
          <draw:text-box>
            <text:p><text:span text:style-name="T3">52</text:span></text:p>
          </draw:text-box>
        </draw:frame>
        <draw:frame draw:style-name="gr15" draw:text-style-name="P4" draw:layer="layout" svg:width="0.823cm" svg:height="0.565cm" svg:x="9.077cm" svg:y="13.783cm">
          <draw:text-box>
            <text:p><text:span text:style-name="T3">53</text:span></text:p>
          </draw:text-box>
        </draw:frame>
        <draw:frame draw:style-name="gr15" draw:text-style-name="P4" draw:layer="layout" svg:width="0.823cm" svg:height="0.565cm" svg:x="9.578cm" svg:y="13.784cm">
          <draw:text-box>
            <text:p><text:span text:style-name="T3">54</text:span></text:p>
          </draw:text-box>
        </draw:frame>
        <draw:frame draw:style-name="gr15" draw:text-style-name="P4" draw:layer="layout" svg:width="0.823cm" svg:height="0.565cm" svg:x="10.079cm" svg:y="13.785cm">
          <draw:text-box>
            <text:p><text:span text:style-name="T3">55</text:span></text:p>
          </draw:text-box>
        </draw:frame>
        <draw:frame draw:style-name="gr15" draw:text-style-name="P4" draw:layer="layout" svg:width="0.823cm" svg:height="0.565cm" svg:x="10.58cm" svg:y="13.786cm">
          <draw:text-box>
            <text:p><text:span text:style-name="T3">56</text:span></text:p>
          </draw:text-box>
        </draw:frame>
        <draw:frame draw:style-name="gr15" draw:text-style-name="P4" draw:layer="layout" svg:width="0.823cm" svg:height="0.565cm" svg:x="11.081cm" svg:y="13.787cm">
          <draw:text-box>
            <text:p><text:span text:style-name="T3">57</text:span></text:p>
          </draw:text-box>
        </draw:frame>
        <draw:frame draw:style-name="gr15" draw:text-style-name="P4" draw:layer="layout" svg:width="0.823cm" svg:height="0.565cm" svg:x="11.582cm" svg:y="13.788cm">
          <draw:text-box>
            <text:p><text:span text:style-name="T3">58</text:span></text:p>
          </draw:text-box>
        </draw:frame>
        <draw:frame draw:style-name="gr15" draw:text-style-name="P4" draw:layer="layout" svg:width="0.823cm" svg:height="0.565cm" svg:x="12.083cm" svg:y="13.789cm">
          <draw:text-box>
            <text:p><text:span text:style-name="T3">59</text:span></text:p>
          </draw:text-box>
        </draw:frame>
        <draw:frame draw:style-name="gr15" draw:text-style-name="P4" draw:layer="layout" svg:width="0.823cm" svg:height="0.565cm" svg:x="12.584cm" svg:y="13.79cm">
          <draw:text-box>
            <text:p><text:span text:style-name="T3">60</text:span></text:p>
          </draw:text-box>
        </draw:frame>
        <draw:frame draw:style-name="gr15" draw:text-style-name="P4" draw:layer="layout" svg:width="0.823cm" svg:height="0.565cm" svg:x="13.085cm" svg:y="13.791cm">
          <draw:text-box>
            <text:p><text:span text:style-name="T3">61</text:span></text:p>
          </draw:text-box>
        </draw:frame>
        <draw:frame draw:style-name="gr15" draw:text-style-name="P4" draw:layer="layout" svg:width="0.846cm" svg:height="0.565cm" svg:x="13.586cm" svg:y="13.792cm">
          <draw:text-box>
            <text:p><text:span text:style-name="T3">62</text:span></text:p>
          </draw:text-box>
        </draw:frame>
        <draw:frame draw:style-name="gr15" draw:text-style-name="P4" draw:layer="layout" svg:width="0.823cm" svg:height="0.565cm" svg:x="14.087cm" svg:y="13.793cm">
          <draw:text-box>
            <text:p><text:span text:style-name="T3">63</text:span></text:p>
          </draw:text-box>
        </draw:frame>
        <draw:frame draw:style-name="gr15" draw:text-style-name="P4" draw:layer="layout" svg:width="0.823cm" svg:height="0.565cm" svg:x="14.587cm" svg:y="13.793cm">
          <draw:text-box>
            <text:p><text:span text:style-name="T3">64</text:span></text:p>
          </draw:text-box>
        </draw:frame>
        <draw:frame draw:style-name="gr18" draw:text-style-name="P4" draw:layer="layout" svg:width="0.887cm" svg:height="0.735cm" svg:x="16.01cm" svg:y="6.264cm">
          <draw:text-box>
            <text:p><text:span text:style-name="T3">K17</text:span></text:p>
          </draw:text-box>
        </draw:frame>
        <draw:frame draw:style-name="gr18" draw:text-style-name="P4" draw:layer="layout" svg:width="0.887cm" svg:height="0.735cm" svg:x="16.011cm" svg:y="7.765cm">
          <draw:text-box>
            <text:p><text:span text:style-name="T3">K18</text:span></text:p>
          </draw:text-box>
        </draw:frame>
        <draw:frame draw:style-name="gr18" draw:text-style-name="P4" draw:layer="layout" svg:width="0.887cm" svg:height="0.735cm" svg:x="16.012cm" svg:y="9.266cm">
          <draw:text-box>
            <text:p><text:span text:style-name="T3">K19</text:span></text:p>
          </draw:text-box>
        </draw:frame>
        <draw:frame draw:style-name="gr18" draw:text-style-name="P4" draw:layer="layout" svg:width="0.887cm" svg:height="0.735cm" svg:x="16.013cm" svg:y="10.767cm">
          <draw:text-box>
            <text:p><text:span text:style-name="T3">K20</text:span></text:p>
          </draw:text-box>
        </draw:frame>
        <draw:frame draw:style-name="gr18" draw:text-style-name="P4" draw:layer="layout" svg:width="0.887cm" svg:height="0.735cm" svg:x="16.014cm" svg:y="12.268cm">
          <draw:text-box>
            <text:p><text:span text:style-name="T3">K21</text:span></text:p>
          </draw:text-box>
        </draw:frame>
        <draw:frame draw:style-name="gr18" draw:text-style-name="P4" draw:layer="layout" svg:width="0.887cm" svg:height="0.735cm" svg:x="16.015cm" svg:y="13.769cm">
          <draw:text-box>
            <text:p><text:span text:style-name="T3">K22</text:span></text:p>
          </draw:text-box>
        </draw:frame>
        <draw:frame draw:style-name="gr18" draw:text-style-name="P4" draw:layer="layout" svg:width="0.887cm" svg:height="0.735cm" svg:x="5.416cm" svg:y="13.77cm">
          <draw:text-box>
            <text:p><text:span text:style-name="T3">K14</text:span></text:p>
          </draw:text-box>
        </draw:frame>
        <draw:frame draw:style-name="gr18" draw:text-style-name="P4" draw:layer="layout" svg:width="0.887cm" svg:height="0.735cm" svg:x="8.452cm" svg:y="15.171cm">
          <draw:text-box>
            <text:p><text:span text:style-name="T3">K25</text:span></text:p>
          </draw:text-box>
        </draw:frame>
        <draw:frame draw:style-name="gr18" draw:text-style-name="P4" draw:layer="layout" svg:width="0.887cm" svg:height="0.735cm" svg:x="9.967cm" svg:y="15.165cm">
          <draw:text-box>
            <text:p><text:span text:style-name="T3">K26</text:span></text:p>
          </draw:text-box>
        </draw:frame>
        <draw:frame draw:style-name="gr18" draw:text-style-name="P4" draw:layer="layout" svg:width="0.887cm" svg:height="0.735cm" svg:x="11.468cm" svg:y="15.173cm">
          <draw:text-box>
            <text:p><text:span text:style-name="T3">K27</text:span></text:p>
          </draw:text-box>
        </draw:frame>
        <draw:frame draw:style-name="gr18" draw:text-style-name="P4" draw:layer="layout" svg:width="0.887cm" svg:height="0.735cm" svg:x="12.976cm" svg:y="15.174cm">
          <draw:text-box>
            <text:p><text:span text:style-name="T3">K28</text:span></text:p>
          </draw:text-box>
        </draw:frame>
        <draw:frame draw:style-name="gr18" draw:text-style-name="P4" draw:layer="layout" svg:width="0.887cm" svg:height="0.735cm" svg:x="14.491cm" svg:y="15.175cm">
          <draw:text-box>
            <text:p><text:span text:style-name="T3">K29</text:span></text:p>
          </draw:text-box>
        </draw:frame>
        <draw:frame draw:style-name="gr18" draw:text-style-name="P4" draw:layer="layout" svg:width="0.887cm" svg:height="0.735cm" svg:x="15.994cm" svg:y="15.176cm">
          <draw:text-box>
            <text:p><text:span text:style-name="T3">K30</text:span></text:p>
          </draw:text-box>
        </draw:frame>
        <draw:frame draw:style-name="gr15" draw:text-style-name="P4" draw:layer="layout" svg:width="0.823cm" svg:height="0.565cm" svg:x="5.435cm" svg:y="6.259cm">
          <draw:text-box>
            <text:p><text:span text:style-name="T3">K9</text:span></text:p>
          </draw:text-box>
        </draw:frame>
        <draw:frame draw:style-name="gr18" draw:text-style-name="P4" draw:layer="layout" svg:width="0.903cm" svg:height="0.735cm" svg:x="5.373cm" svg:y="7.746cm">
          <draw:text-box>
            <text:p><text:span text:style-name="T3">K10</text:span></text:p>
          </draw:text-box>
        </draw:frame>
        <draw:frame draw:style-name="gr18" draw:text-style-name="P4" draw:layer="layout" svg:width="0.903cm" svg:height="0.735cm" svg:x="5.374cm" svg:y="9.247cm">
          <draw:text-box>
            <text:p><text:span text:style-name="T3">K11</text:span></text:p>
          </draw:text-box>
        </draw:frame>
        <draw:frame draw:style-name="gr18" draw:text-style-name="P4" draw:layer="layout" svg:width="0.903cm" svg:height="0.735cm" svg:x="5.375cm" svg:y="10.748cm">
          <draw:text-box>
            <text:p><text:span text:style-name="T3">K12</text:span></text:p>
          </draw:text-box>
        </draw:frame>
        <draw:frame draw:style-name="gr18" draw:text-style-name="P4" draw:layer="layout" svg:width="0.903cm" svg:height="0.735cm" svg:x="5.376cm" svg:y="12.249cm">
          <draw:text-box>
            <text:p><text:span text:style-name="T3">K13</text:span></text:p>
          </draw:text-box>
        </draw:frame>
        <draw:frame draw:style-name="gr19" draw:text-style-name="P3" draw:layer="layout" svg:width="6.976cm" svg:height="1.673cm" svg:x="12.695cm" svg:y="20.629cm">
          <draw:text-box>
            <text:p><text:span text:style-name="T2">#s Hardware number assignm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ndy Parks</meta:initial-creator>
    <meta:creation-date>2017-02-23T09:33:13.63</meta:creation-date>
    <dc:date>2017-10-25T13:03:34.68</dc:date>
    <dc:creator>Randy Parks</dc:creator>
    <meta:editing-duration>PT15H2M3S</meta:editing-duration>
    <meta:editing-cycles>25</meta:editing-cycles>
    <meta:generator>OpenOffice/4.1.3$Win32 OpenOffice.org_project/413m1$Build-9783</meta:generator>
    <meta:printed-by>Randy Parks</meta:printed-by>
    <meta:print-date>2017-03-10T10:51:10.28</meta:print-date>
    <meta:document-statistic meta:object-count="274"/>
  </office:meta>
</office:document-meta>
</file>